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– faremos?</text:p>
              </text:list-item>
              <text:list-item>
                <text:p>Pilha de Métodos Nativos – não faremo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</text:p>
              </text:list-item>
              <text:list-item>
                <text:p>2. Executa instrução</text:p>
              </text:list-item>
              <text:list-item>
                <text:p>3. Vai para a próxima instrução, com o passo seguin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l a próxima instrução a ser executada, caso continuemos no frame de método corrente?</text:p>
              </text:list-item>
              <text:list-item>
                <text:p>Dentro da área de métodos, dentro da struct attribute_info seguimos para a próxima posicao do array de informações. Lá teremos o bytecode da próxima instrução e, caso a opção leia bytes adicionais, a quantidade de bytes a serem lidos a segui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uma instrução chama um método de outra classe, como saber (quando tal método acabar) para qual instrução devemos retorna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se uma classe já foi carregada ou nã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heap os objetos serão armazenados. Como será a organização interna do Heap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 - 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is ED's serão usadas no class loader?</text:p>
              </text:list-item>
              <text:list-item>
                <text:p>Como o interpretador funciona?</text:p>
              </text:list-item>
              <text:list-item>
                <text:p>Como carregar inicialmente? E se aparecer algo não carregado?</text:p>
              </text:list-item>
              <text:list-item>
                <text:p>Como desempilhar os frames (já que eles tem tamanho variável)?</text:p>
              </text:list-item>
              <text:list-item>
                <text:p>Como vai ser a pilha, se o frame tem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-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garantir que o tipo do argumento de uma instrução está correto?</text:p>
              </text:list-item>
              <text:list-item>
                <text:p>Qual o layout da área de método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1T13:22:20.319030335</dc:date>
    <meta:editing-duration>PT18H53M40S</meta:editing-duration>
    <meta:editing-cycles>3</meta:editing-cycles>
    <meta:generator>LibreOffice/4.2.8.2$Linux_X86_64 LibreOffice_project/420m0$Build-2</meta:generator>
    <meta:document-statistic meta:object-count="73"/>
  </office:meta>
</office:document-meta>
</file>